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2.275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4" table:default-cell-style-name="ce47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5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6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6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37" calcext:value-type="float">
            <text:p>3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6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7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9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9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9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9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9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9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9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9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8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9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9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9">
          <table:table-cell table:style-name="ce95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9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9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7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7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7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7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9">
          <table:table-cell table:style-name="ce96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7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7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8P0" style:volatile="true">
      <number:number number:decimal-places="0" number:min-decimal-places="0" number:min-integer-digits="1" number:grouping="true"/>
      <number:text> ₽</number:text>
    </number:number-style>
    <number:number-style style:name="N118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₽</number:text>
    </number:number-style>
    <number:number-style style:name="N120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₽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7P2" style:volatile="true">
      <number:text> </number:text>
      <number:fill-character> </number:fill-character>
      <number:text>- ₽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08:48:1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4H49M4S</meta:editing-duration>
    <meta:editing-cycles>899</meta:editing-cycles>
    <meta:generator>LibreOffice/7.6.1.2$Windows_X86_64 LibreOffice_project/f5defcebd022c5bc36bbb79be232cb6926d8f674</meta:generator>
    <dc:date>2024-02-16T11:52:52.275000000</dc:date>
    <meta:document-statistic meta:table-count="21" meta:cell-count="31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